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face style:name="Courier New" svg:font-family="'Courier New'"/>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Symbol1" svg:font-family="Symbol"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2" style:family="table">
      <style:table-properties style:width="17.983cm" fo:margin-left="0.009cm" fo:margin-top="0cm" fo:margin-bottom="0cm" table:align="left" style:writing-mode="lr-tb"/>
    </style:style>
    <style:style style:name="Tableau2.A" style:family="table-column">
      <style:table-column-properties style:column-width="2.131cm"/>
    </style:style>
    <style:style style:name="Tableau2.B" style:family="table-column">
      <style:table-column-properties style:column-width="0.997cm"/>
    </style:style>
    <style:style style:name="Tableau2.D" style:family="table-column">
      <style:table-column-properties style:column-width="1.238cm"/>
    </style:style>
    <style:style style:name="Tableau2.F" style:family="table-column">
      <style:table-column-properties style:column-width="1.235cm"/>
    </style:style>
    <style:style style:name="Tableau2.H" style:family="table-column">
      <style:table-column-properties style:column-width="1.274cm"/>
    </style:style>
    <style:style style:name="Tableau2.J" style:family="table-column">
      <style:table-column-properties style:column-width="1.27cm"/>
    </style:style>
    <style:style style:name="Tableau2.L" style:family="table-column">
      <style:table-column-properties style:column-width="1.272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cm" style:contextual-spacing="false" fo:line-height="100%" fo:text-indent="0cm" style:auto-text-indent="false" fo:break-before="page"/>
    </style:style>
    <style:style style:name="P5" style:family="paragraph" style:parent-style-name="Standard" style:list-style-name="">
      <style:paragraph-properties fo:margin-left="0cm" fo:margin-right="0cm" fo:margin-top="0cm" fo:margin-bottom="0cm" style:contextual-spacing="false" fo:line-height="100%" fo:text-align="justify"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7" style:family="paragraph" style:parent-style-name="Standard" style:list-style-name="WWNum28">
      <style:paragraph-properties fo:margin-top="0cm" fo:margin-bottom="0cm" style:contextual-spacing="true" fo:line-height="100%" fo:text-align="justify" style:justify-single-word="false"/>
    </style:style>
    <style:style style:name="P8"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9" style:family="paragraph" style:parent-style-name="Standard" style:list-style-name="WWNum27">
      <style:paragraph-properties fo:margin-top="0cm" fo:margin-bottom="0cm" style:contextual-spacing="true" fo:line-height="100%"/>
    </style:style>
    <style:style style:name="P10" style:family="paragraph" style:parent-style-name="Standard" style:list-style-name="WWNum29">
      <style:paragraph-properties fo:margin-top="0cm" fo:margin-bottom="0cm" style:contextual-spacing="true" fo:line-height="100%"/>
    </style:style>
    <style:style style:name="P11"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2" style:font-size-complex="11pt" style:language-complex="ar" style:country-complex="SA"/>
    </style:style>
    <style:style style:name="P12"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2" style:font-size-complex="11pt" style:language-complex="ar" style:country-complex="SA"/>
    </style:style>
    <style:style style:name="P13"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size-complex="11pt" style:language-complex="ar" style:country-complex="SA"/>
    </style:style>
    <style:style style:name="P14" style:family="paragraph" style:parent-style-name="Standard" style:list-style-name="">
      <style:paragraph-properties fo:margin-left="0cm" fo:margin-right="0cm" fo:margin-top="0cm" fo:margin-bottom="0cm" style:contextual-spacing="false" fo:line-height="100%" fo:text-indent="0cm" style:auto-text-indent="false"/>
      <style:text-properties style:letter-kerning="true" style:font-name-asian="Times New Roman2" style:font-name-complex="Arial3" style:font-weight-complex="bold"/>
    </style:style>
    <style:style style:name="P15" style:family="paragraph" style:parent-style-name="Standard">
      <style:paragraph-properties fo:margin-left="0cm" fo:margin-right="0cm" fo:margin-top="0cm" fo:margin-bottom="0cm" style:contextual-spacing="false" fo:line-height="100%" fo:orphans="0" fo:widows="0" fo:hyphenation-ladder-count="no-limit" fo:text-indent="0cm" style:auto-text-indent="false" style:vertical-align="baseline"/>
      <style:text-properties style:letter-kerning="true" style:font-name-asian="SimSun" style:language-asian="zh" style:country-asian="CN" style:font-name-complex="Arial3" fo:hyphenate="false" fo:hyphenation-remain-char-count="2" fo:hyphenation-push-char-count="2" loext:hyphenation-no-caps="false"/>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language-asian="en" style:country-asian="US" style:font-name-complex="Arial3"/>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language-asian="en" style:country-asian="US" style:font-name-complex="Arial3"/>
    </style:style>
    <style:style style:name="P18" style:family="paragraph" style:parent-style-name="Standard">
      <style:paragraph-properties fo:margin-left="1.27cm" fo:margin-right="0cm" fo:margin-top="0cm" fo:margin-bottom="0cm" style:contextual-spacing="true" fo:line-height="100%" fo:text-indent="0cm" style:auto-text-indent="false"/>
      <style:text-properties style:language-asian="en" style:country-asian="US" style:font-name-complex="Arial3"/>
    </style:style>
    <style:style style:name="P19" style:family="paragraph" style:parent-style-name="Standard">
      <style:paragraph-properties fo:margin-left="0cm" fo:margin-right="0cm" fo:margin-top="0cm" fo:margin-bottom="0cm" style:contextual-spacing="false" fo:line-height="100%" fo:text-indent="0cm" style:auto-text-indent="false"/>
      <style:text-properties style:text-underline-style="solid" style:text-underline-width="auto" style:text-underline-color="font-color" style:language-asian="en" style:country-asian="US" style:font-name-complex="Arial3"/>
    </style:style>
    <style:style style:name="P20"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2" style:language-asian="en" style:country-asian="US" style:font-name-complex="Arial3"/>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fo:language="en" fo:country="US" style:font-name-asian="Times New Roman2" style:language-asian="en" style:country-asian="US" style:font-name-complex="Arial3" style:font-weight-complex="bold"/>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fo:font-weight="bold" style:language-asian="en" style:country-asian="US" style:font-weight-asian="bold" style:font-name-complex="Arial3"/>
    </style:style>
    <style:style style:name="P2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Arial" fo:language="fr" fo:country="FR" style:letter-kerning="false" style:font-name-asian="Calibri1" style:language-asian="en" style:country-asian="US" style:font-name-complex="Arial3" style:language-complex="ar" style:country-complex="SA"/>
    </style:style>
    <style:style style:name="P24" style:family="paragraph">
      <loext:graphic-properties draw:fill="none"/>
      <style:paragraph-properties fo:text-align="start"/>
      <style:text-properties fo:font-size="12pt"/>
    </style:style>
    <style:style style:name="P25" style:family="paragraph">
      <loext:graphic-properties draw:fill="solid" draw:fill-color="#ffffff"/>
      <style:paragraph-properties fo:text-align="start"/>
      <style:text-properties fo:font-size="12pt"/>
    </style:style>
    <style:style style:name="P26" style:family="paragraph">
      <style:paragraph-properties fo:margin-top="0cm" fo:margin-bottom="0cm" fo:line-height="100%" fo:text-align="start"/>
      <style:text-properties fo:font-size="12pt"/>
    </style:style>
    <style:style style:name="P27" style:family="paragraph">
      <loext:graphic-properties draw:fill="none"/>
      <style:paragraph-properties fo:margin-top="0cm" fo:margin-bottom="0cm" fo:line-height="100%" fo:text-align="start"/>
      <style:text-properties fo:font-size="12pt"/>
    </style:style>
    <style:style style:name="P28" style:family="paragraph">
      <style:paragraph-properties fo:margin-top="0cm" fo:margin-bottom="0cm" fo:line-height="100%" fo:text-align="center"/>
      <style:text-properties fo:font-size="12pt"/>
    </style:style>
    <style:style style:name="P29" style:family="paragraph">
      <loext:graphic-properties draw:fill="solid" draw:fill-color="#ffffff"/>
      <style:paragraph-properties fo:margin-top="0cm" fo:margin-bottom="0cm" fo:line-height="100%" fo:text-align="center"/>
      <style:text-properties fo:font-size="12pt"/>
    </style:style>
    <style:style style:name="T1" style:family="text">
      <style:text-properties fo:font-weight="bold" style:font-name-asian="Times New Roman2" style:language-asian="en" style:country-asian="US" style:font-weight-asian="bold" style:font-name-complex="Arial3"/>
    </style:style>
    <style:style style:name="T2" style:family="text">
      <style:text-properties fo:font-weight="bold" style:language-asian="en" style:country-asian="US" style:font-weight-asian="bold" style:font-name-complex="Arial3"/>
    </style:style>
    <style:style style:name="T3" style:family="text">
      <style:text-properties fo:font-weight="bold" style:language-asian="en" style:country-asian="US" style:font-weight-asian="bold" style:font-name-complex="Arial3" style:font-weight-complex="bold"/>
    </style:style>
    <style:style style:name="T4" style:family="text">
      <style:text-properties style:font-name-asian="Times New Roman2" style:language-asian="en" style:country-asian="US" style:font-name-complex="Arial3"/>
    </style:style>
    <style:style style:name="T5" style:family="text">
      <style:text-properties fo:color="#000000" loext:opacity="100%" fo:font-size="10pt" fo:font-weight="bold" style:font-name-asian="Times New Roman2" style:font-size-asian="10pt" style:font-weight-asian="bold" style:font-size-complex="11pt"/>
    </style:style>
    <style:style style:name="T6" style:family="text">
      <style:text-properties style:font-name="MS Gothic" fo:font-size="10pt" style:font-name-asian="MS Gothic1" style:font-size-asian="10pt"/>
    </style:style>
    <style:style style:name="T7" style:family="text">
      <style:text-properties style:font-name="MS Gothic" fo:font-size="10pt" style:font-name-asian="MS Gothic1" style:font-size-asian="10pt"/>
    </style:style>
    <style:style style:name="T8" style:family="text">
      <style:text-properties style:font-name="MS Gothic" fo:font-size="10pt" style:font-name-asian="MS Gothic1" style:font-size-asian="10pt" style:font-name-complex="Times New Roman2"/>
    </style:style>
    <style:style style:name="T9" style:family="text">
      <style:text-properties style:font-name="MS Gothic" fo:font-size="10pt" style:font-name-asian="MS Gothic1" style:font-size-asian="10pt" style:font-name-complex="Times New Roman2"/>
    </style:style>
    <style:style style:name="T10" style:family="text">
      <style:text-properties style:font-name="Arial" fo:language="fr" fo:country="FR" fo:font-weight="bold" style:letter-kerning="false" style:font-name-asian="Times New Roman2" style:language-asian="fr" style:country-asian="FR" style:font-weight-asian="bold" style:font-name-complex="Times New Roman2" style:font-size-complex="11pt" style:language-complex="ar" style:country-complex="SA"/>
    </style:style>
    <style:style style:name="T11" style:family="text">
      <style:text-properties style:font-name="Arial" fo:font-size="10pt" fo:font-weight="bold" style:font-name-asian="Times New Roman2" style:font-size-asian="10pt" style:font-weight-asian="bold"/>
    </style:style>
    <style:style style:name="T12" style:family="text">
      <style:text-properties style:font-name="Arial" fo:font-size="10pt" fo:font-weight="bold" style:font-name-asian="Times New Roman2" style:font-size-asian="10pt" style:font-weight-asian="bold" style:font-name-complex="Arial3"/>
    </style:style>
    <style:style style:name="T13" style:family="text">
      <style:text-properties style:font-name="Arial" fo:font-size="10pt" fo:font-weight="bold" style:font-name-asian="Times New Roman2" style:font-size-asian="10pt" style:font-weight-asian="bold" style:font-name-complex="Times New Roman2"/>
    </style:style>
    <style:style style:name="T14" style:family="text">
      <style:text-properties style:font-name="Arial" fo:font-size="10pt" style:font-name-asian="Times New Roman2" style:font-size-asian="10pt"/>
    </style:style>
    <style:style style:name="T15" style:family="text">
      <style:text-properties style:font-name="Arial" fo:font-size="10pt" style:font-name-asian="Times New Roman2" style:font-size-asian="10pt"/>
    </style:style>
    <style:style style:name="T16" style:family="text">
      <style:text-properties style:font-name="Arial" fo:font-size="10pt" style:font-name-asian="Times New Roman2" style:font-size-asian="10pt" style:font-name-complex="Times New Roman2"/>
    </style:style>
    <style:style style:name="T17" style:family="text">
      <style:text-properties style:font-name="Arial" fo:font-size="10pt" style:font-name-asian="Times New Roman2" style:font-size-asian="10pt" style:font-name-complex="Times New Roman2"/>
    </style:style>
    <style:style style:name="T18" style:family="text">
      <style:text-properties style:letter-kerning="true" style:font-name-asian="Times New Roman2" style:font-name-complex="Arial3" style:font-weight-complex="bold"/>
    </style:style>
    <style:style style:name="T19" style:family="text">
      <style:text-properties fo:font-style="italic" style:language-asian="en" style:country-asian="US" style:font-style-asian="italic" style:font-name-complex="Arial3"/>
    </style:style>
    <style:style style:name="T20" style:family="text">
      <style:text-properties fo:font-style="italic" style:language-asian="en" style:country-asian="US" style:font-style-asian="italic" style:font-name-complex="Arial3" style:font-style-complex="italic"/>
    </style:style>
    <style:style style:name="T21" style:family="text">
      <style:text-properties fo:font-style="italic" style:font-name-asian="Times New Roman2" style:language-asian="en" style:country-asian="US" style:font-style-asian="italic" style:font-name-complex="Arial3"/>
    </style:style>
    <style:style style:name="T22" style:family="text">
      <style:text-properties fo:font-style="italic" style:font-style-asian="italic"/>
    </style:style>
    <style:style style:name="T23" style:family="text">
      <style:text-properties fo:font-style="italic" fo:font-weight="bold" style:language-asian="en" style:country-asian="US" style:font-style-asian="italic" style:font-weight-asian="bold" style:font-name-complex="Arial3"/>
    </style:style>
    <style:style style:name="T24" style:family="text">
      <style:text-properties style:language-asian="en" style:country-asian="US" style:font-name-complex="Arial3"/>
    </style:style>
    <style:style style:name="T25" style:family="text">
      <style:text-properties style:language-asian="en" style:country-asian="US" style:font-name-complex="Arial3" style:font-weight-complex="bold"/>
    </style:style>
    <style:style style:name="T26" style:family="text">
      <style:text-properties fo:font-size="11pt" style:text-underline-style="solid" style:text-underline-width="auto" style:text-underline-color="font-color" style:font-size-asian="11pt" style:language-asian="en" style:country-asian="US" style:font-name-complex="Arial3"/>
    </style:style>
    <style:style style:name="T27" style:family="text">
      <style:text-properties fo:font-size="11pt" style:text-underline-style="solid" style:text-underline-width="auto" style:text-underline-color="font-color" style:font-size-asian="11pt" style:language-asian="en" style:country-asian="US" style:font-name-complex="Arial3" style:font-style-complex="italic"/>
    </style:style>
    <style:style style:name="T28" style:family="text">
      <style:text-properties fo:font-size="11pt" style:font-size-asian="11pt" style:language-asian="en" style:country-asian="US" style:font-name-complex="Arial3"/>
    </style:style>
    <style:style style:name="T29" style:family="text">
      <style:text-properties fo:font-size="11pt" style:font-size-asian="11pt" style:language-asian="en" style:country-asian="US" style:font-name-complex="Arial3" style:font-style-complex="italic"/>
    </style:style>
    <style:style style:name="T30" style:family="text">
      <style:text-properties style:text-underline-style="solid" style:text-underline-width="auto" style:text-underline-color="font-color" style:language-asian="en" style:country-asian="US" style:font-name-complex="Arial3" style:font-style-complex="italic"/>
    </style:style>
    <style:style style:name="T31" style:family="text">
      <style:text-properties style:text-position="sub 58%" style:font-name-asian="Times New Roman2" style:language-asian="en" style:country-asian="US" style:font-name-complex="Arial3"/>
    </style:style>
    <style:style style:name="T32" style:family="text">
      <style:text-properties style:text-position="sub 58%" fo:language="en" fo:country="US" style:language-asian="en" style:country-asian="US" style:font-name-complex="Arial3"/>
    </style:style>
    <style:style style:name="T33" style:family="text">
      <style:text-properties style:text-position="sub 58%" style:language-asian="en" style:country-asian="US" style:font-name-complex="Arial3"/>
    </style:style>
    <style:style style:name="T34" style:family="text">
      <style:text-properties style:text-position="sub 58%" style:language-asian="en" style:country-asian="US" style:font-name-complex="Arial3" style:font-weight-complex="bold"/>
    </style:style>
    <style:style style:name="T35" style:family="text">
      <style:text-properties style:text-position="sub 58%" style:language-asian="en" style:country-asian="US" style:font-name-complex="Arial3" style:font-style-complex="italic"/>
    </style:style>
    <style:style style:name="T36" style:family="text">
      <style:text-properties style:text-position="super 58%" style:font-name-asian="Times New Roman2" style:language-asian="en" style:country-asian="US" style:font-name-complex="Arial3"/>
    </style:style>
    <style:style style:name="T37" style:family="text">
      <style:text-properties style:text-position="super 58%" fo:language="en" fo:country="US" style:language-asian="en" style:country-asian="US" style:font-name-complex="Arial3"/>
    </style:style>
    <style:style style:name="T38" style:family="text">
      <style:text-properties style:text-position="super 58%" style:language-asian="en" style:country-asian="US" style:font-name-complex="Arial3"/>
    </style:style>
    <style:style style:name="T39" style:family="text">
      <style:text-properties style:font-name="Symbol" fo:font-style="italic" style:font-name-asian="Symbol2" style:language-asian="en" style:country-asian="US" style:font-style-asian="italic" style:font-name-complex="Symbol2"/>
    </style:style>
    <style:style style:name="T40" style:family="text">
      <style:text-properties style:font-name="Symbol" style:font-name-asian="Symbol2" style:language-asian="en" style:country-asian="US" style:font-name-complex="Symbol2"/>
    </style:style>
    <style:style style:name="T41" style:family="text">
      <style:text-properties fo:language="en" fo:country="US" style:language-asian="en" style:country-asian="US" style:font-name-complex="Arial3"/>
    </style:style>
    <style:style style:name="T42" style:family="text">
      <style:text-properties fo:language="en" fo:country="US" style:font-name-asian="Times New Roman2" style:language-asian="en" style:country-asian="US" style:font-name-complex="Arial3"/>
    </style:style>
    <style:style style:name="T43"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fo:font-size="10pt" fo:letter-spacing="normal"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45" style:family="text">
      <style:text-properties fo:font-variant="normal" fo:text-transform="none" fo:color="#000000" loext:opacity="100%" style:text-line-through-style="none" style:text-line-through-type="none" style:text-position="0% 100%" style:font-name="Arial1" fo:font-size="11pt" fo:letter-spacing="normal" fo:font-style="normal" style:text-underline-style="none" fo:font-weight="normal" fo:background-color="transparent" style:font-size-asian="11pt" style:font-style-asian="normal" style:font-weight-asian="normal" style:font-name-complex="Arial1" style:font-size-complex="11pt" style:font-style-complex="normal" style:font-weight-complex="normal"/>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2" style:family="graphic" style:parent-style-name="OLE">
      <style:graphic-properties style:wrap="none" style:vertical-pos="from-top" style:vertical-rel="paragraph" style:horizontal-pos="from-left" style:horizontal-rel="paragraph" draw:ole-draw-aspect="1"/>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 style:family="graphic">
      <style:graphic-properties draw:stroke="solid" svg:stroke-width="0.035cm" svg:stroke-color="#000000"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draw:stroke="solid" svg:stroke-width="0.035cm" svg:stroke-color="#000000"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5" style:family="graphic">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6" style:family="graphic">
      <style:graphic-properties draw:stroke="solid" svg:stroke-width="0.018cm" svg:stroke-color="#000000" draw:marker-end="msArrowEnd_20_5" draw:marker-end-width="0.21cm" draw:marker-end-center="false" draw:stroke-linejoin="miter" svg:stroke-linecap="butt"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7" style:family="graphic">
      <style:graphic-properties fo:margin-left="0.318cm" fo:margin-right="0.392cm" fo:margin-top="0cm" fo:margin-bottom="0.039cm"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000000" draw:stroke-linejoin="miter" svg:stroke-linecap="butt" draw:fill="solid" draw:fill-color="#ffffff" draw:textarea-vertical-align="middle" draw:auto-grow-height="false" draw:fit-to-size="false" style:shrink-to-fit="false" fo:min-height="1.259cm" fo:min-width="2.344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9" style:family="graphic">
      <style:graphic-properties draw:stroke="solid" svg:stroke-width="0.035cm" svg:stroke-color="#000000" draw:stroke-linejoin="miter" svg:stroke-linecap="butt" draw:fill="solid" draw:fill-color="#ffffff" draw:textarea-vertical-align="middle" draw:auto-grow-height="false" draw:fit-to-size="false" style:shrink-to-fit="false" fo:min-height="0.905cm" fo:min-width="2.358cm" fo:padding-top="0.127cm" fo:padding-bottom="0.127cm" fo:padding-left="0cm" fo:padding-right="0cm" fo:wrap-option="wrap" style:run-through="foreground">
        <style:columns fo:column-count="1" fo:column-gap="0cm">
          <style:column style:rel-width="65535*" fo:start-indent="0cm" fo:end-indent="0cm"/>
        </style:columns>
      </style:graphic-properties>
      <style:paragraph-properties style:writing-mode="lr-tb"/>
    </style:style>
    <style:style style:name="gr10" style:family="graphic">
      <style:graphic-properties draw:stroke="solid" svg:stroke-width="0.035cm" svg:stroke-color="#000000" draw:stroke-linejoin="miter" svg:stroke-linecap="butt" draw:fill="solid" draw:fill-color="#ffffff" draw:textarea-vertical-align="middle" draw:auto-grow-height="false" draw:fit-to-size="false" style:shrink-to-fit="false" fo:min-height="1.259cm" fo:min-width="2.34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1" style:family="graphic">
      <style:graphic-properties draw:stroke="solid" svg:stroke-width="0.106cm" svg:stroke-color="#000000" draw:marker-end="msArrowOpenEnd_20_5_20_106" draw:marker-end-width="0.37cm" draw:marker-end-center="false" draw:stroke-linejoin="miter" svg:stroke-linecap="butt" draw:fill="none" draw:textarea-vertical-align="top" draw:auto-grow-height="false" draw:fit-to-size="false" style:shrink-to-fit="false" fo:min-height="0.619cm" fo:min-width="0cm" fo:padding-top="0.125cm" fo:padding-bottom="0.125cm" fo:padding-left="0.25cm" fo:padding-right="0.25cm" fo:wrap-option="wrap" style:run-through="foreground"/>
    </style:style>
    <style:style style:name="gr12" style:family="graphic">
      <style:graphic-properties draw:stroke="solid" svg:stroke-width="0.106cm" svg:stroke-color="#000000" draw:marker-end="msArrowOpenEnd_20_5_20_106" draw:marker-end-width="0.37cm" draw:marker-end-center="false" draw:stroke-linejoin="miter" svg:stroke-linecap="butt" draw:fill="none" draw:textarea-vertical-align="top" draw:auto-grow-height="false" draw:fit-to-size="false" style:shrink-to-fit="false" fo:min-height="0cm" fo:min-width="0.843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entrale électrique de l’Ouest Guyanais (CEOG) (10 points)</text:span></text:p>
      <text:h text:style-name="P14" text:outline-level="1"/>
      <text:h text:style-name="P5" text:outline-level="1"><text:span text:style-name="T18">En Guyane, le fonds Meridiam et HDF Energy vont financer et construire la plus grande centrale électrique non polluante au monde</text:span></text:h>
      <text:p text:style-name="P6"><text:span text:style-name="T20">HDF Energy</text:span><text:span text:style-name="T24"> s’inscrit comme le premier producteur mondial d’électricité́ stable à partir d’énergies intermittentes, en associant un parc photovoltaïque de puissance 55 MW avec le plus gros stockage de ressource d’énergie renouvelable au monde à base d’hydrogène. Cette combinaison permet ainsi de produire, dans la durée, une électricité́ stable avec une énergie 100 % propre.</text:span></text:p>
      <text:p text:style-name="P6"><text:span text:style-name="T24">La centrale électrique de L'Ouest Guyanais (CEOG) sera raccordée au réseau EDF, elle produira quotidiennement, sur une durée de 20 ans, une puissance électrique fixe de 10 MW la journée jusqu’au soir, et de 3,0 MW la nuit. La production électrique étant stable et garantie, le service rendu par CEOG sera équivalent aux centrales fonctionnant au diesel ou au gaz, mais sans pollution, ni logistique d’approvisionnement en carburant ou combustible. Le prix de l’électricité de CEOG sera inférieur à l’actuel coût de production dans l’Ouest guyanais, et ce, sans subvention.</text:span></text:p>
      <text:p text:style-name="P6"><text:span text:style-name="T24">La mise en service de CEOG est prévue à l’automne 2020.</text:span></text:p>
      <text:p text:style-name="P8"><text:span text:style-name="T26">Sources</text:span><text:span text:style-name="T28"> : d’après communiqué de presse </text:span><text:span text:style-name="T29">HDF Energy et </text:span><text:a xlink:type="simple" xlink:href="https://la1ere.francetvinfo.fr/guyane-fonds-meridiam-hdf-energy-vont-financer-construire-plus-grande-centrale-electrique-non-polluante-au-monde-626880.html" text:style-name="Default_20_Style" text:visited-style-name="Default_20_Style"><text:span text:style-name="T27">https://la1ere.francetvinfo.fr/guyane-fonds-meridiam-hdf-energy-vont-financer-construire-plus-grande-centrale-electrique-non-polluante-au-monde-626880.html</text:span></text:a><text:span text:style-name="T30"> </text:span></text:p>
      <text:p text:style-name="P16"/>
      <text:p text:style-name="P6"><text:span text:style-name="T24">Le projet consiste à associer une centrale photovoltaïque à une centrale à dihydrogène.</text:span></text:p>
      <text:p text:style-name="P6"><text:span text:style-name="T24">L’énergie électrique non consommée produite par la centrale photovoltaïque en journée, est utilisée pour réaliser l’électrolyse de l’eau pour produire du dihydrogène. Ce dihydrogène est alors stocké sur place pour pouvoir être utilisé la nuit dans une pile à combustible.</text:span></text:p>
      <text:p text:style-name="P16"/>
      <text:p text:style-name="P6"><text:span text:style-name="T24">La première partie de l’exercice est consacrée à la production et au stockage du dihydrogène. La deuxième partie est consacrée au fonctionnement électrique d’un électrolyseur. </text:span></text:p>
      <text:p text:style-name="P19"/>
      <text:p text:style-name="P3"><text:span text:style-name="T2">Partie 1. Production et stockage du dihydrogène</text:span></text:p>
      <text:p text:style-name="P6"><text:span text:style-name="T24">On cherche dans un premier temps à dimensionner les différents réservoirs à utiliser pour stocker le dihydrogène produit par la centrale à dihydrogène.</text:span></text:p>
      <text:p text:style-name="P20"/>
      <text:p text:style-name="P3"><text:span text:style-name="T1">Données :</text:span></text:p>
      <text:list xml:id="list20901087" text:style-name="WWNum27">
        <text:list-item>
          <text:p text:style-name="P9"><text:span text:style-name="T4">masses molaires atomiques : </text:span><text:span text:style-name="T21">M</text:span><text:span text:style-name="T31">H</text:span><text:span text:style-name="T4"> = 1,00 g.mol</text:span><text:span text:style-name="T36">-1 </text:span><text:span text:style-name="T4">; </text:span><text:span text:style-name="T21">M</text:span><text:span text:style-name="T31">O</text:span><text:span text:style-name="T4"> = 16,0 g.mol</text:span><text:span text:style-name="T36">-1 </text:span><text:span text:style-name="T4">;</text:span></text:p>
        </text:list-item>
        <text:list-item>
          <text:p text:style-name="P9"><text:span text:style-name="T4">masse volumique de l’eau : </text:span><text:span text:style-name="T39"></text:span><text:span text:style-name="T31">eau</text:span><text:span text:style-name="T4"> = 1000 kg.m</text:span><text:span text:style-name="T36"> – 3 </text:span><text:span text:style-name="T4">;</text:span></text:p>
        </text:list-item>
        <text:list-item>
          <text:p text:style-name="P9"><text:span text:style-name="T4">volume molaire : le volume molaire du dihydrogène gazeux à température ambiante de 25 °C et à la pression de 1,0×10</text:span><text:span text:style-name="T36"> 5 </text:span><text:span text:style-name="T4">Pa est de </text:span><text:span text:style-name="T21">V</text:span><text:span text:style-name="T31">m</text:span><text:span text:style-name="T4"> = 24 L.mol</text:span><text:span text:style-name="T36"> -1</text:span><text:span text:style-name="T4">.</text:span></text:p>
        </text:list-item>
      </text:list>
      <text:p text:style-name="P20"/>
      <text:p text:style-name="P6"><text:span text:style-name="T4">Les couples d’oxydo-réduction mis en jeu pour l’obtention de dihydrogène lors de l’électrolyse de l’eau sont les suivants :</text:span></text:p>
      <text:list xml:id="list193039261329604" text:continue-numbering="true" text:style-name="WWNum27">
        <text:list-item>
          <text:p text:style-name="P9"><text:span text:style-name="T41">O</text:span><text:span text:style-name="T32">2 (g)</text:span><text:span text:style-name="T41"> / H</text:span><text:span text:style-name="T32">2</text:span><text:span text:style-name="T41">O</text:span><text:span text:style-name="T32">(l)</text:span></text:p>
        </text:list-item>
        <text:list-item>
          <text:p text:style-name="P9"><text:span text:style-name="T41">H</text:span><text:span text:style-name="T37">+</text:span><text:span text:style-name="T32">(aq) </text:span><text:span text:style-name="T41">/ H</text:span><text:span text:style-name="T32">2</text:span><text:span text:style-name="T41"> </text:span><text:span text:style-name="T32">(g)</text:span></text:p>
        </text:list-item>
      </text:list>
      <text:p text:style-name="P21"/>
      <text:list xml:id="list1099905164" text:style-name="WWNum29">
        <text:list-item>
          <text:list>
            <text:list-item>
              <text:p text:style-name="P10"><text:span text:style-name="T4">Définir un oxydant et un réducteur.</text:span></text:p>
            </text:list-item>
          </text:list>
        </text:list-item>
      </text:list>
      <text:p text:style-name="P22"/>
      <text:p text:style-name="P4"><text:span text:style-name="T2">1.2.1.</text:span><text:span text:style-name="T24"> Écrire les demi-équations électroniques associées aux deux couples mis en jeu.</text:span></text:p>
      <text:p text:style-name="P3"><text:span text:style-name="T3">1.2.2.</text:span><text:span text:style-name="T25"> </text:span><text:span text:style-name="T24">L’électrolyse de l’eau est modélisée par la réaction d’équation :</text:span></text:p>
      <text:p text:style-name="P1"><draw:frame draw:style-name="fr3" text:anchor-type="as-char" svg:width="4.78cm" svg:height="0.563cm" draw:z-index="3"><draw:object xlink:href="./Object 1" xlink:type="simple" xlink:show="embed" xlink:actuate="onLoad"/><draw:image xlink:href="./ObjectReplacements/Object 1" xlink:type="simple" xlink:show="embed" xlink:actuate="onLoad"/></draw:frame></text:p>
      <text:p text:style-name="P16"/>
      <text:p text:style-name="P3"><text:span text:style-name="T24">L’électrolyseur devra permettre de produire une masse de 50 kg de dihydrogène en journée.</text:span></text:p>
      <text:p text:style-name="P6"><text:span text:style-name="T24">Déterminer la valeur de la quantité de matière de dihydrogène à produire </text:span><text:span text:style-name="T19">n</text:span><text:span text:style-name="T24">(H</text:span><text:span text:style-name="T33">2</text:span><text:span text:style-name="T24">) en journée.</text:span></text:p>
      <text:p text:style-name="P6"><text:span text:style-name="T2">1.2.3.</text:span><text:span text:style-name="T24"> Calculer la masse d’eau </text:span><text:span text:style-name="T19">m</text:span><text:span text:style-name="T24">(H</text:span><text:span text:style-name="T33">2</text:span><text:span text:style-name="T24">O) nécessaire pour produire les 50 kg de dihydrogène à stocker durant la journée.</text:span></text:p>
      <text:p text:style-name="P3"><text:span text:style-name="T2">1.2.4.</text:span><text:span text:style-name="T24"> Déterminer le volume minimum du réservoir d’eau </text:span><text:span text:style-name="T19">V</text:span><text:span text:style-name="T24">(</text:span><text:span text:style-name="T25">H</text:span><text:span text:style-name="T34">2</text:span><text:span text:style-name="T25">O).</text:span></text:p>
      <text:p text:style-name="P16"/>
      <text:p text:style-name="P6"><text:span text:style-name="T3">1.3.1.</text:span><text:span text:style-name="T24"> Le stockage du dihydrogène s’effectue quant à lui généralement avec des bouteilles ou assemblages de bouteilles cylindriques, en acier, portées à une pression </text:span><text:span text:style-name="T20">P</text:span><text:span text:style-name="T35">stock</text:span><text:span text:style-name="T24"> de 5,0×10</text:span><text:span text:style-name="T38"> 6</text:span><text:span text:style-name="T24"> Pa. En utilisant la loi de Mariotte, déterminer le volume nécessaire </text:span><text:span text:style-name="T20">V</text:span><text:span text:style-name="T35">stock</text:span><text:span text:style-name="T24"> des bouteilles pour stocker le dihydrogène.</text:span></text:p>
      <text:p text:style-name="P6"><text:span text:style-name="T3">1.3.2.</text:span><text:span text:style-name="T24"> Commenter les résultats sachant que le parc photovoltaïque s’étend sur une surface de 700 000 m</text:span><text:span text:style-name="T38"> </text:span><text:span text:style-name="T24">².</text:span></text:p>
      <text:p text:style-name="P16"/>
      <text:p text:style-name="P22"/>
      <text:p text:style-name="P3"><text:span text:style-name="T2">Partie 2. Étude du fonctionnement électrique d’un électrolyseur</text:span></text:p>
      <text:p text:style-name="P6"><text:span text:style-name="T24">On cherche maintenant à caractériser le fonctionnement électrique d’un électrolyseur pouvant servir à produire du dihydrogène.</text:span></text:p>
      <text:p text:style-name="P6"><text:span text:style-name="T24">L’électrolyse de l’eau est réalisée au laboratoire à l’aide du montage électrique suivant :</text:span></text:p>
      <text:p text:style-name="P16"><draw:g text:anchor-type="char" draw:z-index="1" draw:name="Groupe 4" draw:style-name="gr1"><draw:line draw:name="Connecteur droit 64" draw:style-name="gr2" draw:text-style-name="P24" svg:x1="8.865cm" svg:y1="4.159cm" svg:x2="6.193cm" svg:y2="4.16cm"><text:p/></draw:line><draw:line draw:name="Connecteur droit 65" draw:style-name="gr2" draw:text-style-name="P24" svg:x1="12.288cm" svg:y1="6.592cm" svg:x2="9.448cm" svg:y2="6.593cm"><text:p/></draw:line><draw:custom-shape draw:name="Ellipse 66" draw:style-name="gr3" draw:text-style-name="P24" svg:width="1.144cm" svg:height="1.11cm" svg:x="8.655cm" svg:y="0.90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name="Connecteur droit 67" draw:style-name="gr2" draw:text-style-name="P24" svg:x1="8.635cm" svg:y1="1.434cm" svg:x2="6.193cm" svg:y2="1.435cm"><text:p/></draw:line><draw:line draw:name="Connecteur droit 68" draw:style-name="gr2" draw:text-style-name="P24" svg:x1="12.232cm" svg:y1="1.434cm" svg:x2="9.792cm" svg:y2="1.435cm"><text:p/></draw:line><draw:line draw:name="Connecteur droit 69" draw:style-name="gr2" draw:text-style-name="P24" svg:x1="6.193cm" svg:y1="1.434cm" svg:x2="6.194cm" svg:y2="4.19cm"><text:p/></draw:line><draw:line draw:name="Connecteur droit 70" draw:style-name="gr2" draw:text-style-name="P24" svg:x1="12.279cm" svg:y1="1.434cm" svg:x2="12.28cm" svg:y2="4.189cm"><text:p/></draw:line><draw:custom-shape draw:name="Ellipse 71" draw:style-name="gr4" draw:text-style-name="P25" svg:width="0.8cm" svg:height="0.777cm" svg:x="5.824cm" svg:y="2.25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name="Connecteur droit 72" draw:style-name="gr2" draw:text-style-name="P24" svg:x1="12.258cm" svg:y1="4.212cm" svg:x2="9.817cm" svg:y2="4.213cm"><text:p/></draw:line><draw:line draw:name="Connecteur droit 73" draw:style-name="gr2" draw:text-style-name="P24" svg:x1="6.193cm" svg:y1="4.159cm" svg:x2="6.194cm" svg:y2="6.603cm"><text:p/></draw:line><draw:line draw:name="Connecteur droit 74" draw:style-name="gr2" draw:text-style-name="P24" svg:x1="12.279cm" svg:y1="4.212cm" svg:x2="12.299cm" svg:y2="6.613cm"><text:p/></draw:line><draw:custom-shape draw:name="Zone de texte 2" draw:style-name="gr5" draw:text-style-name="P27" svg:width="3.514cm" svg:height="0.906cm" svg:x="8.205cm" svg:y="0.032cm"><text:p text:style-name="P26"><text:span text:style-name="T43">Génér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5" draw:text-style-name="P27" svg:width="1.124cm" svg:height="0.777cm" svg:x="5.824cm" svg:y="2.307cm"><text:p text:style-name="P26"><text:span text:style-name="T43">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necteur droit 79" draw:style-name="gr2" draw:text-style-name="P24" svg:x1="6.908cm" svg:y1="1.422cm" svg:x2="7.43cm" svg:y2="1.274cm"><text:p/></draw:line><draw:custom-shape draw:name="Zone de texte 2" draw:style-name="gr5" draw:text-style-name="P27" svg:width="0.888cm" svg:height="0.715cm" svg:x="6.724cm" svg:y="0.561cm"><text:p text:style-name="P26"><text:span text:style-name="T44">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Connecteur droit 81" draw:style-name="gr2" draw:text-style-name="P24" svg:x1="7.014cm" svg:y1="1.434cm" svg:x2="7.405cm" svg:y2="1.56cm"><text:p/></draw:line><draw:custom-shape draw:name="Connecteur droit avec flèche 82" draw:style-name="gr6" draw:text-style-name="P24" svg:width="3.232cm" svg:height="0.003cm" svg:x="7.623cm" svg:y="4.953cm"><text:p/><draw:enhanced-geometry draw:mirror-horizontal="true" draw:mirror-vertical="false" svg:viewBox="0 0 21600 21600" draw:type="mso-spt32" draw:enhanced-path="M 0 0 L 21600 21600 N"/></draw:custom-shape><draw:custom-shape draw:name="Zone de texte 2" draw:style-name="gr5" draw:text-style-name="P27" svg:width="0.846cm" svg:height="0.862cm" svg:x="8.867cm" svg:y="5.033cm"><text:p text:style-name="P26"><text:span text:style-name="T44">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lipse 84" draw:style-name="gr4" draw:text-style-name="P25" svg:width="0.798cm" svg:height="0.775cm" svg:x="8.999cm" svg:y="6.11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name="Connecteur droit 85" draw:style-name="gr2" draw:text-style-name="P24" svg:x1="9.033cm" svg:y1="6.592cm" svg:x2="6.193cm" svg:y2="6.593cm"><text:p/></draw:line><draw:custom-shape draw:name="Zone de texte 2" draw:style-name="gr5" draw:text-style-name="P27" svg:width="3.058cm" svg:height="0.694cm" svg:x="8.099cm" svg:y="2.916cm"><text:p text:style-name="P26"><text:span text:style-name="T43">Électrolys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lipse 87" draw:style-name="gr4" draw:text-style-name="P25" svg:width="1.142cm" svg:height="1.108cm" svg:x="8.708cm" svg:y="3.60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Zone de texte 2" draw:style-name="gr5" draw:text-style-name="P27" svg:width="1.851cm" svg:height="0.756cm" svg:x="9.048cm" svg:y="6.137cm"><text:p text:style-name="P26"><text:span text:style-name="T43">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span text:style-name="T24">En faisant varier la tension </text:span><text:span text:style-name="T19">U</text:span><text:span text:style-name="T24"> aux bornes de l’électrolyseur, on mesure pour chaque valeur de la tension </text:span><text:span text:style-name="T19">U</text:span><text:span text:style-name="T24">, l’intensité du courant </text:span><text:span text:style-name="T19">I</text:span><text:span text:style-name="T24"> dans le circuit de l’électrolyseur. On obtient le tableau de résultats suivant :</text:span></text:p>
      <text:p text:style-name="P16"/>
      <table:table table:name="Tableau2" table:style-name="Tableau2">
        <table:table-column table:style-name="Tableau2.A"/>
        <table:table-column table:style-name="Tableau2.B" table:number-columns-repeated="2"/>
        <table:table-column table:style-name="Tableau2.D" table:number-columns-repeated="2"/>
        <table:table-column table:style-name="Tableau2.F"/>
        <table:table-column table:style-name="Tableau2.D"/>
        <table:table-column table:style-name="Tableau2.H" table:number-columns-repeated="2"/>
        <table:table-column table:style-name="Tableau2.J"/>
        <table:table-column table:style-name="Tableau2.H"/>
        <table:table-column table:style-name="Tableau2.L"/>
        <table:table-column table:style-name="Tableau2.H"/>
        <table:table-column table:style-name="Tableau2.L"/>
        <table:table-row table:style-name="Tableau2.1">
          <table:table-cell table:style-name="Tableau2.A1" office:value-type="string">
            <text:p text:style-name="P23"><text:span text:style-name="T22">U</text:span> (en V)</text:p>
          </table:table-cell>
          <table:table-cell table:style-name="Tableau2.A1" office:value-type="string">
            <text:p text:style-name="P23">0,0</text:p>
          </table:table-cell>
          <table:table-cell table:style-name="Tableau2.A1" office:value-type="string">
            <text:p text:style-name="P23">1,0</text:p>
          </table:table-cell>
          <table:table-cell table:style-name="Tableau2.A1" office:value-type="string">
            <text:p text:style-name="P23">2,0</text:p>
          </table:table-cell>
          <table:table-cell table:style-name="Tableau2.A1" office:value-type="string">
            <text:p text:style-name="P23">3,0</text:p>
          </table:table-cell>
          <table:table-cell table:style-name="Tableau2.A1" office:value-type="string">
            <text:p text:style-name="P23">4,0</text:p>
          </table:table-cell>
          <table:table-cell table:style-name="Tableau2.A1" office:value-type="string">
            <text:p text:style-name="P23">5,0</text:p>
          </table:table-cell>
          <table:table-cell table:style-name="Tableau2.A1" office:value-type="string">
            <text:p text:style-name="P23">6,0</text:p>
          </table:table-cell>
          <table:table-cell table:style-name="Tableau2.A1" office:value-type="string">
            <text:p text:style-name="P23">7,0</text:p>
          </table:table-cell>
          <table:table-cell table:style-name="Tableau2.A1" office:value-type="string">
            <text:p text:style-name="P23">8,0</text:p>
          </table:table-cell>
          <table:table-cell table:style-name="Tableau2.A1" office:value-type="string">
            <text:p text:style-name="P23">9,0</text:p>
          </table:table-cell>
          <table:table-cell table:style-name="Tableau2.A1" office:value-type="string">
            <text:p text:style-name="P23">10,0</text:p>
          </table:table-cell>
          <table:table-cell table:style-name="Tableau2.A1" office:value-type="string">
            <text:p text:style-name="P23">11,0</text:p>
          </table:table-cell>
          <table:table-cell table:style-name="Tableau2.A1" office:value-type="string">
            <text:p text:style-name="P23">12,0</text:p>
          </table:table-cell>
        </table:table-row>
        <table:table-row table:style-name="Tableau2.1">
          <table:table-cell table:style-name="Tableau2.A1" office:value-type="string">
            <text:p text:style-name="P23"><text:span text:style-name="T22">I</text:span> (en mA)</text:p>
          </table:table-cell>
          <table:table-cell table:style-name="Tableau2.A1" office:value-type="string">
            <text:p text:style-name="P23">0,0</text:p>
          </table:table-cell>
          <table:table-cell table:style-name="Tableau2.A1" office:value-type="string">
            <text:p text:style-name="P23">0,0</text:p>
          </table:table-cell>
          <table:table-cell table:style-name="Tableau2.A1" office:value-type="string">
            <text:p text:style-name="P23">0,0</text:p>
          </table:table-cell>
          <table:table-cell table:style-name="Tableau2.A1" office:value-type="string">
            <text:p text:style-name="P23">0,1</text:p>
          </table:table-cell>
          <table:table-cell table:style-name="Tableau2.A1" office:value-type="string">
            <text:p text:style-name="P23">3,4</text:p>
          </table:table-cell>
          <table:table-cell table:style-name="Tableau2.A1" office:value-type="string">
            <text:p text:style-name="P23">9,7</text:p>
          </table:table-cell>
          <table:table-cell table:style-name="Tableau2.A1" office:value-type="string">
            <text:p text:style-name="P23">16,2</text:p>
          </table:table-cell>
          <table:table-cell table:style-name="Tableau2.A1" office:value-type="string">
            <text:p text:style-name="P23">21,9</text:p>
          </table:table-cell>
          <table:table-cell table:style-name="Tableau2.A1" office:value-type="string">
            <text:p text:style-name="P23">27,9</text:p>
          </table:table-cell>
          <table:table-cell table:style-name="Tableau2.A1" office:value-type="string">
            <text:p text:style-name="P23">34,8</text:p>
          </table:table-cell>
          <table:table-cell table:style-name="Tableau2.A1" office:value-type="string">
            <text:p text:style-name="P23">40,5</text:p>
          </table:table-cell>
          <table:table-cell table:style-name="Tableau2.A1" office:value-type="string">
            <text:p text:style-name="P23">47,2</text:p>
          </table:table-cell>
          <table:table-cell table:style-name="Tableau2.A1" office:value-type="string">
            <text:p text:style-name="P23">53,5</text:p>
          </table:table-cell>
        </table:table-row>
      </table:table>
      <text:p text:style-name="P17"/>
      <text:p text:style-name="P6"><text:span text:style-name="T25">L</text:span><text:span text:style-name="T24">a caractéristique représentant l’évolution de la tension </text:span><text:span text:style-name="T19">U</text:span><text:span text:style-name="T24"> aux bornes de l’électrolyseur en fonction de l’intensité du courant </text:span><text:span text:style-name="T19">I</text:span><text:span text:style-name="T24">, est représentée ci-après.</text:span></text:p>
      <text:p text:style-name="P3"><text:span text:style-name="T24"><text:s/></text:span></text:p>
      <text:p text:style-name="P6"><text:span text:style-name="T24">Une partie de la courbe obtenue est modélisable par l’équation </text:span><text:span text:style-name="T19">U</text:span><text:span text:style-name="T24"> = </text:span><text:span text:style-name="T19">E’</text:span><text:span text:style-name="T24"> + </text:span><text:span text:style-name="T19">r’</text:span><text:span text:style-name="T24">.</text:span><text:span text:style-name="T19">I</text:span><text:span text:style-name="T4"> où :</text:span></text:p>
      <text:list xml:id="list1413553743" text:style-name="WWNum28">
        <text:list-item>
          <text:p text:style-name="P7"><text:span text:style-name="T21">E’</text:span><text:span text:style-name="T4"> est la force contre-électromotrice de l’électrolyseur exprimée en volt (V) ;</text:span></text:p>
        </text:list-item>
        <text:list-item>
          <text:p text:style-name="P7"><text:span text:style-name="T21">r’</text:span><text:span text:style-name="T4"> est la résistance interne de l’électrolyseur exprimée en ohm (</text:span><text:span text:style-name="T40"></text:span><text:span text:style-name="T4">).</text:span></text:p>
        </text:list-item>
      </text:list>
      <text:p text:style-name="P16"/>
      <text:p text:style-name="P16"/>
      <text:p text:style-name="P4"><draw:frame draw:style-name="fr2" text:anchor-type="char" svg:x="1.106cm" svg:y="0.947cm" svg:width="15.716cm" svg:height="8.07cm" draw:z-index="2"><draw:object xlink:href="./Object 3" xlink:type="simple" xlink:show="embed" xlink:actuate="onLoad"/><draw:image xlink:href="./ObjectReplacements/Object 3" xlink:type="simple" xlink:show="embed" xlink:actuate="onLoad"/></draw:frame><text:span text:style-name="T2">Caractéristique </text:span><text:span text:style-name="T23">U </text:span><text:span text:style-name="T2">en fonction de</text:span><text:span text:style-name="T23"> I </text:span><text:span text:style-name="T2">: </text:span></text:p>
      <text:p text:style-name="P18"/>
      <text:p text:style-name="P6"><text:span text:style-name="T24">Équation de la droite déterminée à l’aide d’un logiciel de calcul : </text:span><text:span text:style-name="T19">U</text:span><text:span text:style-name="T24"> = 3,46 + 160 × </text:span><text:span text:style-name="T19">I</text:span><text:span text:style-name="T24"> où </text:span><text:span text:style-name="T19">U</text:span><text:span text:style-name="T24"> exprimée en V et </text:span><text:span text:style-name="T19">I</text:span><text:span text:style-name="T24"> en A.</text:span></text:p>
      <text:p text:style-name="P16"/>
      <text:p text:style-name="P6"><text:span text:style-name="T2">2.1.</text:span><text:span text:style-name="T24"> Sans recopier la chaîne énergétique ci-dessous, donner la forme d’énergie à faire apparaître dans chaque cadre numéroté de 1 à 3.</text:span></text:p>
      <text:p text:style-name="P6"><text:span text:style-name="T24">Pour cela, indiquer sur la copie le numéro du cadre et lui associer une expression choisie parmi les suivantes : énergie chimique ; énergie électrique ; énergie lumineuse ; énergie mécanique ; énergie thermique.</text:span></text:p>
      <text:p text:style-name="P15"><draw:g text:anchor-type="char" draw:z-index="0" draw:name="Groupe 1" draw:style-name="gr7"><draw:custom-shape draw:name="Rectangle 90" draw:style-name="gr8" draw:text-style-name="P29" svg:width="2.851cm" svg:height="1.512cm" svg:x="3.334cm" svg:y="0.372cm"><text:p text:style-name="P28"><text:span text:style-name="T45">Cadr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Ellipse 91" draw:style-name="gr9" draw:text-style-name="P29" svg:width="3.333cm" svg:height="1.636cm" svg:x="7.53cm" svg:y="0.36cm"><text:p text:style-name="P28"><text:span text:style-name="T45">Électrolyseur</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92" draw:style-name="gr10" draw:text-style-name="P29" svg:width="2.853cm" svg:height="1.512cm" svg:x="7.765cm" svg:y="2.868cm"><text:p text:style-name="P28"><text:span text:style-name="T45">Cadre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93" draw:style-name="gr11" draw:text-style-name="P24" svg:width="0.004cm" svg:height="0.87cm" svg:x="9.192cm" svg:y="1.999cm"><text:p/><draw:enhanced-geometry draw:mirror-horizontal="true" draw:mirror-vertical="false" svg:viewBox="0 0 21600 21600" draw:type="mso-spt32" draw:enhanced-path="M 0 0 L 21600 21600 N"/></draw:custom-shape><draw:custom-shape draw:name="Connecteur droit avec flèche 94" draw:style-name="gr12" draw:text-style-name="P24" svg:width="1.345cm" svg:height="0.004cm" svg:x="6.188cm" svg:y="1.106cm"><text:p/><draw:enhanced-geometry draw:mirror-horizontal="false" draw:mirror-vertical="false" svg:viewBox="0 0 21600 21600" draw:type="mso-spt32" draw:enhanced-path="M 0 0 L 21600 21600 N"/></draw:custom-shape><draw:custom-shape draw:name="Connecteur droit avec flèche 95" draw:style-name="gr12" draw:text-style-name="P24" svg:width="1.345cm" svg:height="0.004cm" svg:x="10.864cm" svg:y="1.101cm"><text:p/><draw:enhanced-geometry draw:mirror-horizontal="false" draw:mirror-vertical="false" svg:viewBox="0 0 21600 21600" draw:type="mso-spt32" draw:enhanced-path="M 0 0 L 21600 21600 N"/></draw:custom-shape><draw:custom-shape draw:name="Rectangle 96" draw:style-name="gr8" draw:text-style-name="P29" svg:width="2.851cm" svg:height="1.512cm" svg:x="12.21cm" svg:y="0.344cm"><text:p text:style-name="P28"><text:span text:style-name="T45">Cadr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2"/>
      <text:p text:style-name="P6"><text:span text:style-name="T2">2.2.</text:span><text:span text:style-name="T24"> Déterminer, en utilisant la modélisation effectuée par le logiciel de calcul, les valeurs des grandeurs physiques </text:span><text:span text:style-name="T19">E’</text:span><text:span text:style-name="T24"> et </text:span><text:span text:style-name="T19">r’</text:span><text:span text:style-name="T24"> pour cet électrolyseur. </text:span></text:p>
      <text:p text:style-name="P16"/>
      <text:p text:style-name="P6"><text:span text:style-name="T2">2.3.1.</text:span><text:span text:style-name="T24"> Donner l’expression littérale de l’énergie totale reçue </text:span><text:span text:style-name="T20">E</text:span><text:span text:style-name="T35">reçue</text:span><text:span text:style-name="T24"> par l’électrolyseur s’il fonctionne pendant une durée </text:span><text:span text:style-name="T40"></text:span><text:span text:style-name="T19">t</text:span><text:span text:style-name="T24"> en fonction de </text:span><text:span text:style-name="T19">U</text:span><text:span text:style-name="T24">, </text:span><text:span text:style-name="T19">I</text:span><text:span text:style-name="T24"> et </text:span><text:span text:style-name="T40"></text:span><text:span text:style-name="T19">t</text:span><text:span text:style-name="T24">.</text:span></text:p>
      <text:p text:style-name="P6"><text:span text:style-name="T2">2.3.2.</text:span><text:span text:style-name="T24"> Donner l’expression littérale de l’énergie totale dissipée </text:span><text:span text:style-name="T20">E</text:span><text:span text:style-name="T35">dissipée</text:span><text:span text:style-name="T24"> par l’électrolyseur sous forme d’effet Joule s’il fonctionne pendant une durée </text:span><text:span text:style-name="T40"></text:span><text:span text:style-name="T19">t</text:span><text:span text:style-name="T24">.</text:span></text:p>
      <text:p text:style-name="P6"><text:span text:style-name="T2">2.3.3.</text:span><text:span text:style-name="T24"> En déduire que l’expression littérale du rendement de l’électrolyseur est </text:span><draw:frame draw:style-name="fr1" text:anchor-type="as-char" svg:width="1.402cm" svg:height="1.164cm" draw:z-index="4"><draw:object-ole xlink:href="./Obj100" xlink:type="simple" xlink:show="embed" xlink:actuate="onLoad"/><draw:image xlink:href="./ObjectReplacements/Obj100" xlink:type="simple" xlink:show="embed" xlink:actuate="onLoad"/></draw:frame><text:span text:style-name="T24">.</text:span></text:p>
      <text:p text:style-name="P6"><text:span text:style-name="T2">2.3.4.</text:span><text:span text:style-name="T24"> Calculer le rendement de cet électrolyseur pour un courant d’intensité</text:span><text:span text:style-name="T19"> I</text:span><text:span text:style-name="T24"> = 50 mA. </text:span></text:p>
      <text:p text:style-name="P22"/>
      <text:p text:style-name="P6"><text:span text:style-name="T2">2.4.</text:span><text:span text:style-name="T24"> En s’appuyant sur les données de l’énoncé et les réponses aux questions précédentes, expliquer en quoi le projet semble être une bonne alternative aux énergies fossi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face style:name="Courier New" svg:font-family="'Courier New'"/>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Symbol1" svg:font-family="Symbol"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msArrowEnd_20_5" draw:display-name="msArrowEnd 5" svg:viewBox="0 0 300 300" svg:d="M150 0l150 300h-300z"/>
    <draw:marker draw:name="msArrowOpenEnd_20_5_20_106" draw:display-name="msArrowOpenEnd 5 106" svg:viewBox="0 0 350 350" svg:d="M175 0l175 275-75 75-50-75v75h-100v-75l-50 75-75-75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2"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2"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3"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anormal" style:family="paragraph" style:default-outline-level="">
      <style:paragraph-properties fo:margin-top="0cm" fo:margin-bottom="0cm" style:contextual-spacing="false" fo:text-align="start" style:justify-single-word="false" fo:orphans="2" fo:widows="2" fo:padding="0cm" fo:border="none" style:shadow="none" style:writing-mode="lr-tb"/>
      <style:text-properties fo:color="#000000" loext:opacity="100%" style:font-name="Times New Roman1" fo:font-family="'Times New Roman'" style:font-family-generic="roman" style:font-pitch="variable" fo:font-size="12pt" style:text-underline-style="none" style:font-name-asian="Times New Roman2" style:font-family-asian="'Times New Roman'" style:font-family-generic-asian="system" style:font-pitch-asian="variable" style:font-size-asian="12pt" style:language-asian="zh" style:country-asian="TW" style:font-size-complex="12pt" style:language-complex="he" style:country-complex="IL" loext:padding="0cm" loext:border="none" loext:shadow="none"/>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style:style>
    <style:style style:name="classic" style:family="paragraph" style:parent-style-name="Standard" style:default-outline-level="">
      <style:paragraph-properties fo:margin-left="0cm" fo:margin-right="0cm" fo:margin-top="0.494cm" fo:margin-bottom="0.494cm" style:contextual-spacing="false" fo:line-height="100%" fo:text-indent="0cm"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style>
    <style:style style:name="caption" style:family="paragraph" style:parent-style-name="Standard" style:next-style-name="Standard" style:default-outline-level="">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3"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result_5f__5f_url_5f__5f_long" style:display-name="result__url__long"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rial" fo:font-family="Arial" style:font-family-generic="roman" style:font-pitch="variable" fo:font-weight="bold" style:font-weight-asian="bold" style:font-weight-complex="bold"/>
    </style:style>
    <style:style style:name="ListLabel_20_2" style:display-name="ListLabel 2" style:family="text">
      <style:text-properties style:font-name="Arial" fo:font-family="Arial" style:font-family-generic="roman" style:font-pitch="variable" fo:font-weight="bold" style:font-weight-asian="bold" style:font-weight-complex="bold"/>
    </style:style>
    <style:style style:name="ListLabel_20_3" style:display-name="ListLabel 3" style:family="text">
      <style:text-properties style:font-name="Arial" fo:font-family="Arial" style:font-family-generic="roman" style:font-pitch="variable" fo:font-weight="bold" style:font-weight-asian="bold" style:font-weight-complex="bold"/>
    </style:style>
    <style:style style:name="ListLabel_20_4" style:display-name="ListLabel 4" style:family="text">
      <style:text-properties style:font-name="Arial" fo:font-family="Arial" style:font-family-generic="roman" style:font-pitch="variable" fo:font-weight="bold" style:font-weight-asian="bold" style:font-weight-complex="bold"/>
    </style:style>
    <style:style style:name="ListLabel_20_5" style:display-name="ListLabel 5" style:family="text">
      <style:text-properties style:font-name="Arial" fo:font-family="Arial" style:font-family-generic="roman" style:font-pitch="variable" fo:font-weight="bold" style:font-weight-asian="bold" style:font-weight-complex="bold"/>
    </style:style>
    <style:style style:name="ListLabel_20_6" style:display-name="ListLabel 6" style:family="text">
      <style:text-properties style:font-name="Arial" fo:font-family="Arial" style:font-family-generic="roman" style:font-pitch="variable" fo:font-weight="bold" style:font-weight-asian="bold" style:font-weight-complex="bold"/>
    </style:style>
    <style:style style:name="ListLabel_20_7" style:display-name="ListLabel 7" style:family="text">
      <style:text-properties style:font-name="Arial" fo:font-family="Arial" style:font-family-generic="roman" style:font-pitch="variable" fo:font-weight="bold" style:font-weight-asian="bold" style:font-weight-complex="bold"/>
    </style:style>
    <style:style style:name="ListLabel_20_8" style:display-name="ListLabel 8" style:family="text">
      <style:text-properties style:font-name="Arial" fo:font-family="Arial" style:font-family-generic="roman" style:font-pitch="variable" fo:font-weight="bold" style:font-weight-asian="bold" style:font-weight-complex="bold"/>
    </style:style>
    <style:style style:name="ListLabel_20_9" style:display-name="ListLabel 9" style:family="text">
      <style:text-properties style:font-name="Arial" fo:font-family="Arial" style:font-family-generic="roman" style:font-pitch="variable" fo:font-weight="bold" style:font-weight-asian="bold" style:font-weight-complex="bold"/>
    </style:style>
    <style:style style:name="ListLabel_20_10" style:display-name="ListLabel 10" style:family="text">
      <style:text-properties fo:font-weight="bold" style:font-weight-asian="bold"/>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2pt" fo:font-style="normal" fo:font-weight="bold" style:font-size-asian="12pt" style:font-style-asian="normal" style:font-weight-asian="bold" style:font-size-complex="12pt" style:font-style-complex="normal"/>
    </style:style>
    <style:style style:name="ListLabel_20_15" style:display-name="ListLabel 15" style:family="text">
      <style:text-properties fo:font-size="12pt" fo:font-style="normal" fo:font-weight="bold" style:font-size-asian="12pt" style:font-style-asian="normal" style:font-weight-asian="bold" style:font-size-complex="12pt" style:font-style-complex="normal"/>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rial" fo:font-family="Arial" style:font-family-generic="roman" style:font-pitch="variable" fo:font-size="12pt" fo:font-style="normal" fo:font-weight="bold" style:font-size-asian="12pt" style:font-style-asian="normal" style:font-weight-asian="bold" style:font-size-complex="12pt"/>
    </style:style>
    <style:style style:name="ListLabel_20_23" style:display-name="ListLabel 23" style:family="text">
      <style:text-properties fo:font-size="9pt" style:font-size-asian="9pt" style:font-name-complex="Calibri1" style:font-family-complex="Calibri"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Calibri1" style:font-family-complex="Calibri" style:font-family-generic-complex="system" style:font-pitch-complex="variable"/>
    </style:style>
    <style:style style:name="ListLabel_20_33" style:display-name="ListLabel 33" style:family="text">
      <style:text-properties fo:font-weight="bold" style:font-weight-asian="bold" style:font-name-complex="Calibri1" style:font-family-complex="Calibri" style:font-family-generic-complex="system" style:font-pitch-complex="variable"/>
    </style:style>
    <style:style style:name="ListLabel_20_34" style:display-name="ListLabel 34" style:family="text">
      <style:text-properties style:font-name-complex="Calibri1" style:font-family-complex="Calibri" style:font-family-generic-complex="system" style:font-pitch-complex="variable"/>
    </style:style>
    <style:style style:name="ListLabel_20_35" style:display-name="ListLabel 35" style:family="text">
      <style:text-properties style:font-name-complex="Calibri1" style:font-family-complex="Calibri" style:font-family-generic-complex="system" style:font-pitch-complex="variable"/>
    </style:style>
    <style:style style:name="ListLabel_20_36" style:display-name="ListLabel 36" style:family="text">
      <style:text-properties style:font-name-complex="Calibri1" style:font-family-complex="Calibri" style:font-family-generic-complex="system" style:font-pitch-complex="variable"/>
    </style:style>
    <style:style style:name="ListLabel_20_37" style:display-name="ListLabel 37" style:family="text">
      <style:text-properties style:font-name-complex="Calibri1" style:font-family-complex="Calibri" style:font-family-generic-complex="system" style:font-pitch-complex="variable"/>
    </style:style>
    <style:style style:name="ListLabel_20_38" style:display-name="ListLabel 38" style:family="text">
      <style:text-properties style:font-name-complex="Calibri1" style:font-family-complex="Calibri" style:font-family-generic-complex="system" style:font-pitch-complex="variable"/>
    </style:style>
    <style:style style:name="ListLabel_20_39" style:display-name="ListLabel 39" style:family="text">
      <style:text-properties style:font-name-complex="Calibri1" style:font-family-complex="Calibri" style:font-family-generic-complex="system" style:font-pitch-complex="variable"/>
    </style:style>
    <style:style style:name="ListLabel_20_40" style:display-name="ListLabel 40" style:family="text">
      <style:text-properties style:font-name-complex="Calibri1" style:font-family-complex="Calibri" style:font-family-generic-complex="system" style:font-pitch-complex="variable"/>
    </style:style>
    <style:style style:name="ListLabel_20_41" style:display-name="ListLabel 41" style:family="text">
      <style:text-properties style:font-name="Arial" fo:font-family="Arial" style:font-family-generic="roman" style:font-pitch="variable" fo:font-weight="bold" style:font-name-asian="Times New Roman2" style:font-family-asian="'Times New Roman'" style:font-family-generic-asian="system" style:font-pitch-asian="variable" style:font-weight-asian="bold" style:font-name-complex="Arial3" style:font-family-complex="Arial" style:font-family-generic-complex="system" style:font-pitch-complex="variable"/>
    </style:style>
    <style:style style:name="ListLabel_20_42" style:display-name="ListLabel 42" style:family="text">
      <style:text-properties fo:font-weight="bold" style:font-weight-asian="bold"/>
    </style:style>
    <style:style style:name="ListLabel_20_43" style:display-name="ListLabel 43" style:family="text">
      <style:text-properties fo:color="#000000" loext:opacity="100%" fo:font-weight="bold" style:font-name-asian="Times New Roman2" style:font-family-asian="'Times New Roman'" style:font-family-generic-asian="system" style:font-pitch-asian="variable" style:font-weight-asian="bold" style:font-name-complex="Arial3" style:font-family-complex="Aria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font-size="11pt" fo:font-weight="bold" style:font-size-asian="11pt" style:font-weight-asian="bold" style:font-name-complex="OpenSymbol" style:font-family-complex="OpenSymbol" style:font-family-generic-complex="system" style:font-pitch-complex="variable"/>
    </style:style>
    <style:style style:name="ListLabel_20_48" style:display-name="ListLabel 48" style:family="text">
      <style:text-properties style:font-name-complex="OpenSymbol" style:font-family-complex="OpenSymbol" style:font-family-generic-complex="system" style:font-pitch-complex="variable"/>
    </style:style>
    <style:style style:name="ListLabel_20_49" style:display-name="ListLabel 49" style:family="text">
      <style:text-properties style:font-name-complex="OpenSymbol" style:font-family-complex="OpenSymbol" style:font-family-generic-complex="system" style:font-pitch-complex="variable"/>
    </style:style>
    <style:style style:name="ListLabel_20_50" style:display-name="ListLabel 50" style:family="text">
      <style:text-properties style:font-name-complex="OpenSymbol" style:font-family-complex="OpenSymbol" style:font-family-generic-complex="system" style:font-pitch-complex="variable"/>
    </style:style>
    <style:style style:name="ListLabel_20_51" style:display-name="ListLabel 51" style:family="text">
      <style:text-properties style:font-name-complex="OpenSymbol" style:font-family-complex="OpenSymbol" style:font-family-generic-complex="system" style:font-pitch-complex="variable"/>
    </style:style>
    <style:style style:name="ListLabel_20_52" style:display-name="ListLabel 52" style:family="text">
      <style:text-properties style:font-name-complex="OpenSymbol" style:font-family-complex="OpenSymbol" style:font-family-generic-complex="system" style:font-pitch-complex="variable"/>
    </style:style>
    <style:style style:name="ListLabel_20_53" style:display-name="ListLabel 53" style:family="text">
      <style:text-properties style:font-name-complex="OpenSymbol" style:font-family-complex="OpenSymbol" style:font-family-generic-complex="system" style:font-pitch-complex="variable"/>
    </style:style>
    <style:style style:name="ListLabel_20_54" style:display-name="ListLabel 54" style:family="text">
      <style:text-properties style:font-name-complex="OpenSymbol" style:font-family-complex="OpenSymbol" style:font-family-generic-complex="system" style:font-pitch-complex="variable"/>
    </style:style>
    <style:style style:name="ListLabel_20_55" style:display-name="ListLabel 55" style:family="text">
      <style:text-properties style:font-name-complex="OpenSymbol" style:font-family-complex="Open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text-position="0% 100%"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fo:font-weight="bold" style:font-weight-asian="bold"/>
    </style:style>
    <style:style style:name="ListLabel_20_76" style:display-name="ListLabel 76" style:family="text">
      <style:text-properties fo:font-style="normal" style:text-underline-style="none" fo:font-weight="bold" style:font-style-asian="normal" style:font-weight-asian="bold"/>
    </style:style>
    <style:style style:name="ListLabel_20_77" style:display-name="ListLabel 7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use-window-font-color="true" loext:opacity="0%" style:font-name="Arial" fo:font-family="Arial" style:font-family-generic="roman" style:font-pitch="variable" fo:font-weight="bold" style:font-name-asian="Calibri1" style:font-family-asian="Calibri" style:font-family-generic-asian="system" style:font-pitch-asian="variable" style:font-weight-asian="bold" style:font-name-complex="Arial3" style:font-family-complex="Arial" style:font-family-generic-complex="system" style:font-pitch-complex="variable" style:font-weight-complex="bold"/>
    </style:style>
    <style:style style:name="ListLabel_20_82" style:display-name="ListLabel 82" style:family="text">
      <style:text-properties fo:font-weight="bold" style:font-weight-asian="bold" style:font-weight-complex="bold"/>
    </style:style>
    <style:style style:name="ListLabel_20_83" style:display-name="ListLabel 83" style:family="text">
      <style:text-properties fo:font-weight="bold" style:font-weight-asian="bold"/>
    </style:style>
    <style:style style:name="ListLabel_20_84" style:display-name="ListLabel 84" style:family="text">
      <style:text-properties style:use-window-font-color="true" loext:opacity="0%" fo:font-size="11pt" fo:font-weight="bold" style:font-size-asian="11pt" style:font-weight-asian="bold"/>
    </style:style>
    <style:style style:name="ListLabel_20_85" style:display-name="ListLabel 85" style:family="text">
      <style:text-properties style:font-name-asian="F" style:font-family-generic-asian="system" style:font-pitch-asian="variable" style:font-name-complex="Arial3" style:font-family-complex="Aria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fo:font-weight="bold" style:font-weight-asian="bold"/>
    </style:style>
    <style:style style:name="ListLabel_20_93" style:display-name="ListLabel 93" style:family="text">
      <style:text-properties fo:font-weight="bold" style:font-weight-asian="bold"/>
    </style:style>
    <style:style style:name="ListLabel_20_94" style:display-name="ListLabel 94" style:family="text">
      <style:text-properties fo:font-weight="bold" style:font-weight-asian="bold"/>
    </style:style>
    <style:style style:name="ListLabel_20_95" style:display-name="ListLabel 95" style:family="text">
      <style:text-properties fo:font-weight="bold" style:font-weight-asian="bold"/>
    </style:style>
    <style:style style:name="ListLabel_20_96" style:display-name="ListLabel 96" style:family="text">
      <style:text-properties fo:font-weight="bold" style:font-weight-asian="bold"/>
    </style:style>
    <style:style style:name="ListLabel_20_97" style:display-name="ListLabel 97" style:family="text">
      <style:text-properties fo:font-weight="bold" style:font-weight-asian="bold"/>
    </style:style>
    <style:style style:name="ListLabel_20_98" style:display-name="ListLabel 98" style:family="text">
      <style:text-properties fo:font-weight="bold" style:font-weight-asian="bold"/>
    </style:style>
    <style:style style:name="ListLabel_20_99" style:display-name="ListLabel 99" style:family="text">
      <style:text-properties fo:font-weight="bold" style:font-weight-asian="bold"/>
    </style:style>
    <style:style style:name="ListLabel_20_100" style:display-name="ListLabel 100"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 loext:num-list-format="%1%.%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4"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35" loext:num-list-format="%1%.%2%.%3%.%4%." style:num-suffix="."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36"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37" loext:num-list-format="%1%.%2%.%3%.%4%.%5%.%6%." style:num-suffix="."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38"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39" loext:num-list-format="%1%.%2%.%3%.%4%.%5%.%6%.%7%.%8%." style:num-suffix="."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40" loext:num-list-format="%1%.%2%.%3%.%4%.%5%.%6%.%7%.%8%.%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1" loext:num-list-format="%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4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3" loext:num-list-format="-" style:num-suffix="-" text:bullet-char="-">
        <style:list-level-properties text:list-level-position-and-space-mode="label-alignment">
          <style:list-level-label-alignment text:label-followed-by="listtab" fo:text-indent="-0.635cm" fo:margin-left="0.134cm"/>
        </style:list-level-properties>
        <style:text-properties style:font-name="Arial1"/>
      </text:list-level-style-bullet>
      <text:list-level-style-bullet text:level="2" text:style-name="ListLabel_20_44" loext:num-list-format="o" style:num-suffix="o"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3.944cm"/>
        </style:list-level-properties>
        <style:text-properties style:font-name="Symbol1"/>
      </text:list-level-style-bullet>
      <text:list-level-style-bullet text:level="5" text:style-name="ListLabel_20_45" loext:num-list-format="o" style:num-suffix="o"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7.754cm"/>
        </style:list-level-properties>
        <style:text-properties style:font-name="Symbol1"/>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8"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3" loext:num-list-format="-" style:num-suffix="-" text:bullet-char="-">
        <style:list-level-properties text:list-level-position-and-space-mode="label-alignment">
          <style:list-level-label-alignment text:label-followed-by="listtab" fo:text-indent="-0.635cm" fo:margin-left="0.635cm"/>
        </style:list-level-properties>
        <style:text-properties style:font-name="Arial1"/>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7" loext:num-list-format="-" style:num-suffix="-" text:bullet-char="-">
        <style:list-level-properties text:list-level-position-and-space-mode="label-alignment">
          <style:list-level-label-alignment text:label-followed-by="listtab" fo:text-indent="-0.635cm" fo:margin-left="0.635cm"/>
        </style:list-level-properties>
        <style:text-properties style:font-name="Arial1"/>
      </text:list-level-style-bullet>
      <text:list-level-style-bullet text:level="2" text:style-name="ListLabel_20_68"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70"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1" loext:num-list-format="-" style:num-suffix="-" text:bullet-char="-">
        <style:list-level-properties text:list-level-position-and-space-mode="label-alignment">
          <style:list-level-label-alignment text:label-followed-by="listtab" fo:text-indent="-0.635cm" fo:margin-left="0.635cm"/>
        </style:list-level-properties>
        <style:text-properties style:font-name="Arial1"/>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75"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77" loext:num-list-format="-" style:num-suffix="-" text:bullet-char="-">
        <style:list-level-properties text:list-level-position-and-space-mode="label-alignment">
          <style:list-level-label-alignment text:label-followed-by="listtab" fo:text-indent="-0.635cm" fo:margin-left="1.879cm"/>
        </style:list-level-properties>
        <style:text-properties style:font-name="Calibri2"/>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1"/>
      </text:list-level-style-bullet>
      <text:list-level-style-bullet text:level="5" text:style-name="ListLabel_20_79"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1" loext:num-list-format="%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1.27cm" fo:margin-left="2.77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84"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5"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8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2" loext:num-list-format="%1%." style:num-suffix="." style:num-format="1">
        <style:list-level-properties text:list-level-position-and-space-mode="label-alignment">
          <style:list-level-label-alignment text:label-followed-by="listtab" fo:text-indent="-0.82cm" fo:margin-left="0.82cm"/>
        </style:list-level-properties>
      </text:list-level-style-number>
      <text:list-level-style-number text:level="2" text:style-name="ListLabel_20_93"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94"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5"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6"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7"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8"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9"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0"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 physique Chimie</dc:title>
    <meta:editing-cycles>2</meta:editing-cycles>
    <meta:creation-date>2020-06-29T11:40:00</meta:creation-date>
    <dc:date>2022-01-01T19:30:38.097475809</dc:date>
    <meta:editing-duration>PT14S</meta:editing-duration>
    <meta:generator>LibreOffice/7.2.3.2$Linux_X86_64 LibreOffice_project/20$Build-2</meta:generator>
    <meta:document-statistic meta:table-count="1" meta:image-count="0" meta:object-count="3" meta:page-count="3" meta:paragraph-count="75" meta:word-count="933" meta:character-count="5808" meta:non-whitespace-character-count="4956"/>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text>  2 </mtext>
      <msub>
        <mtext>H</mtext>
        <mtext>2</mtext>
      </msub>
      <msub>
        <mtext>O</mtext>
        <mrow>
          <mo fence="true" form="prefix" stretchy="true">(</mo>
          <mrow>
            <mtext>l</mtext>
          </mrow>
          <mo fence="true" form="postfix" stretchy="true">)</mo>
        </mrow>
      </msub>
      <mtext>  → </mtext>
      <mtext>2 </mtext>
      <msub>
        <msub>
          <mtext>H</mtext>
          <mtext>2</mtext>
        </msub>
        <mrow>
          <mo fence="true" form="prefix" stretchy="true">(</mo>
          <mrow>
            <mtext>g</mtext>
          </mrow>
          <mo fence="true" form="postfix" stretchy="true">)</mo>
        </mrow>
      </msub>
      <mtext> + </mtext>
      <msub>
        <msub>
          <mtext>O</mtext>
          <mtext>2</mtext>
        </msub>
        <mrow>
          <mo fence="true" form="prefix" stretchy="true">(</mo>
          <mrow>
            <mtext>g</mtext>
          </mrow>
          <mo fence="true" form="postfix" stretchy="true">)</mo>
        </mrow>
      </msub>
    </mrow>
    <annotation encoding="StarMath 5.0">"  2 " {"H"} rsub {"2"} {"O"} rsub {left ("l" right )} "  → "   "2 " {{"H"} rsub {"2"}} rsub {left ("g" right )} " + " {{"O"} rsub {"2"}} rsub {left ("g" right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18cm" svg:stroke-color="#8b8b8b"/>
    </style:style>
    <style:style style:name="ch2" style:family="chart">
      <style:chart-properties chart:auto-position="true" style:rotation-angle="0"/>
      <style:text-properties fo:color="#000000" style:text-position="0% 100%" fo:font-family="Arial" fo:font-size="14pt" fo:language="en" fo:country="US" fo:font-weight="bold" style:font-size-asian="14pt" style:font-weight-asian="bold" style:font-family-complex="Arial" style:font-family-generic-complex="swiss" style:font-size-complex="14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true" chart:tick-marks-major-outer="false" chart:tick-marks-minor-inner="true" chart:tick-marks-min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language="fr" fo:country="FR" fo:font-style="italic" fo:font-weight="bold" style:font-size-asian="10pt" style:font-style-asian="italic" style:font-weight-asian="bold" style:font-size-complex="10pt" style:font-style-complex="italic" style:font-weight-complex="bold"/>
    </style:style>
    <style:style style:name="ch6" style:family="chart" style:data-style-name="N0">
      <style:chart-properties chart:display-label="true" chart:tick-marks-major-inner="tru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chart-properties style:rotation-angle="90"/>
      <style:text-properties fo:color="#000000" style:text-position="0% 100%" fo:font-family="Calibri" fo:font-size="10pt" fo:language="en" fo:country="US" fo:font-style="italic" fo:font-weight="bold" style:font-size-asian="10pt" style:font-style-asian="italic" style:font-weight-asian="bold" style:font-size-complex="10pt" style:font-style-complex="italic" style:font-weight-complex="bold"/>
    </style:style>
    <style:style style:name="ch8" style:family="chart">
      <style:graphic-properties svg:stroke-width="0.018cm" svg:stroke-color="#8b8b8b"/>
    </style:style>
    <style:style style:name="ch9"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vg:stroke-color="#b4b4b4" svg:stroke-linecap="round" draw:fill-color="#b4b4b4" fo:wrap-option="wrap"/>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715cm" svg:height="8.069cm" xlink:href="." xlink:type="simple" chart:class="chart:scatter" chart:style-name="ch1">
        <chart:title svg:x="6.154cm" svg:y="0.296cm" chart:style-name="ch2">
          <text:p>Électrolyseur</text:p>
        </chart:title>
        <chart:plot-area chart:style-name="ch3" chart:data-source-has-labels="both" svg:x="1.321cm" svg:y="1.31cm" svg:width="14.08cm" svg:height="5.621cm">
          <chart:coordinate-region svg:x="1.607cm" svg:y="1.483cm" svg:width="13.423cm" svg:height="5.004cm"/>
          <chart:axis chart:dimension="x" chart:name="primary-x" chart:style-name="ch4" chartooo:axis-type="auto">
            <chart:title svg:x="7.913cm" svg:y="7.092cm" chart:style-name="ch5">
              <text:p>I(mA)</text:p>
            </chart:title>
            <chart:categories table:cell-range-address="local-table.$A$2:.$A$14"/>
          </chart:axis>
          <chart:axis chart:dimension="y" chart:name="primary-y" chart:style-name="ch6">
            <chart:title svg:x="0.479cm" svg:y="3.769cm" chart:style-name="ch7">
              <text:p>U (V)</text:p>
            </chart:title>
            <chart:grid chart:style-name="ch8" chart:class="major"/>
          </chart:axis>
          <chart:series chart:style-name="ch9" chart:values-cell-range-address="local-table.$B$2:.$B$14" chart:label-cell-address="local-table.$B$1" chart:class="chart:scatter">
            <chart:domain table:cell-range-address="local-table.$C$2:.$C$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lectrolyseur</text:p>
              </table:table-cell>
              <table:table-cell office:value-type="string">
                <text:p>Série2</text:p>
              </table:table-cell>
            </table:table-row>
          </table:table-header-rows>
          <table:table-rows>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1">
                <text:p>0.1</text:p>
              </table:table-cell>
            </table:table-row>
            <table:table-row>
              <table:table-cell office:value-type="string">
                <text:p/>
              </table:table-cell>
              <table:table-cell office:value-type="float" office:value="4">
                <text:p>4</text:p>
              </table:table-cell>
              <table:table-cell office:value-type="float" office:value="3.4">
                <text:p>3.4</text:p>
              </table:table-cell>
            </table:table-row>
            <table:table-row>
              <table:table-cell office:value-type="string">
                <text:p/>
              </table:table-cell>
              <table:table-cell office:value-type="float" office:value="5">
                <text:p>5</text:p>
              </table:table-cell>
              <table:table-cell office:value-type="float" office:value="9.7">
                <text:p>9.7</text:p>
              </table:table-cell>
            </table:table-row>
            <table:table-row>
              <table:table-cell office:value-type="string">
                <text:p/>
              </table:table-cell>
              <table:table-cell office:value-type="float" office:value="6">
                <text:p>6</text:p>
              </table:table-cell>
              <table:table-cell office:value-type="float" office:value="16.2">
                <text:p>16.2</text:p>
              </table:table-cell>
            </table:table-row>
            <table:table-row>
              <table:table-cell office:value-type="string">
                <text:p/>
              </table:table-cell>
              <table:table-cell office:value-type="float" office:value="7">
                <text:p>7</text:p>
              </table:table-cell>
              <table:table-cell office:value-type="float" office:value="21.9">
                <text:p>21.9</text:p>
              </table:table-cell>
            </table:table-row>
            <table:table-row>
              <table:table-cell office:value-type="string">
                <text:p/>
              </table:table-cell>
              <table:table-cell office:value-type="float" office:value="8">
                <text:p>8</text:p>
              </table:table-cell>
              <table:table-cell office:value-type="float" office:value="27.9">
                <text:p>27.9</text:p>
              </table:table-cell>
            </table:table-row>
            <table:table-row>
              <table:table-cell office:value-type="string">
                <text:p/>
              </table:table-cell>
              <table:table-cell office:value-type="float" office:value="9">
                <text:p>9</text:p>
              </table:table-cell>
              <table:table-cell office:value-type="float" office:value="34.8">
                <text:p>34.8</text:p>
              </table:table-cell>
            </table:table-row>
            <table:table-row>
              <table:table-cell office:value-type="string">
                <text:p/>
              </table:table-cell>
              <table:table-cell office:value-type="float" office:value="10">
                <text:p>10</text:p>
              </table:table-cell>
              <table:table-cell office:value-type="float" office:value="40.5">
                <text:p>40.5</text:p>
              </table:table-cell>
            </table:table-row>
            <table:table-row>
              <table:table-cell office:value-type="string">
                <text:p/>
              </table:table-cell>
              <table:table-cell office:value-type="float" office:value="11">
                <text:p>11</text:p>
              </table:table-cell>
              <table:table-cell office:value-type="float" office:value="47.2">
                <text:p>47.2</text:p>
              </table:table-cell>
            </table:table-row>
            <table:table-row>
              <table:table-cell office:value-type="string">
                <text:p/>
              </table:table-cell>
              <table:table-cell office:value-type="float" office:value="12">
                <text:p>12</text:p>
              </table:table-cell>
              <table:table-cell office:value-type="float" office:value="53.5">
                <text:p>53.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